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ter" svg:font-family="Bitter, Georgia, 'Times New Roman', Times, serif"/>
    <style:font-face style:name="Consolas1" svg:font-family="Consolas"/>
    <style:font-face style:name="Mangal1" svg:font-family="Mangal"/>
    <style:font-face style:name="Monaco" svg:font-family="Monaco, Consolas, 'Bitstream Vera Sans Mono', 'Courier New', Courier, monospace"/>
    <style:font-face style:name="SFMono-Regular" svg:font-family="SFMono-Regular, Consolas, 'Liberation Mono', Menlo, Courier, monospace"/>
    <style:font-face style:name="Segoe UI" svg:font-family="'Segoe UI', SegoeUI, 'Segoe WP', 'Helvetica Neue', Helvetica, Tahoma, Arial, sans-serif"/>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ella1" style:family="table">
      <style:table-properties style:width="10.622cm" table:align="left"/>
    </style:style>
    <style:style style:name="Tabella1.A" style:family="table-column">
      <style:table-column-properties style:column-width="0.273cm"/>
    </style:style>
    <style:style style:name="Tabella1.B" style:family="table-column">
      <style:table-column-properties style:column-width="10.349cm"/>
    </style:style>
    <style:style style:name="Tabella1.A1" style:family="table-cell">
      <style:table-cell-properties style:vertical-align="middle" fo:padding="0cm" fo:border="none"/>
    </style:style>
    <style:style style:name="Tabella2" style:family="table">
      <style:table-properties style:width="17.092cm" table:align="left"/>
    </style:style>
    <style:style style:name="Tabella2.A" style:family="table-column">
      <style:table-column-properties style:column-width="0.506cm"/>
    </style:style>
    <style:style style:name="Tabella2.B" style:family="table-column">
      <style:table-column-properties style:column-width="16.586cm"/>
    </style:style>
    <style:style style:name="Tabella2.A1" style:family="table-cell">
      <style:table-cell-properties style:vertical-align="middle" fo:padding="0cm" fo:border="none"/>
    </style:style>
    <style:style style:name="Tabella3" style:family="table">
      <style:table-properties style:width="17.013cm" table:align="left"/>
    </style:style>
    <style:style style:name="Tabella3.A" style:family="table-column">
      <style:table-column-properties style:column-width="0.273cm"/>
    </style:style>
    <style:style style:name="Tabella3.B" style:family="table-column">
      <style:table-column-properties style:column-width="16.739cm"/>
    </style:style>
    <style:style style:name="Tabella3.A1" style:family="table-cell">
      <style:table-cell-properties style:vertical-align="middle" fo:padding="0cm" fo:border="none"/>
    </style:style>
    <style:style style:name="Tabella4" style:family="table">
      <style:table-properties style:width="17.013cm" table:align="left"/>
    </style:style>
    <style:style style:name="Tabella4.A" style:family="table-column">
      <style:table-column-properties style:column-width="0.273cm"/>
    </style:style>
    <style:style style:name="Tabella4.B" style:family="table-column">
      <style:table-column-properties style:column-width="16.739cm"/>
    </style:style>
    <style:style style:name="Tabella4.A1" style:family="table-cell">
      <style:table-cell-properties style:vertical-align="middle" fo:padding="0cm" fo:border="none"/>
    </style:style>
    <style:style style:name="P1" style:family="paragraph" style:parent-style-name="Heading_20_2">
      <style:text-properties officeooo:paragraph-rsid="000d67dd"/>
    </style:style>
    <style:style style:name="P2" style:family="paragraph" style:parent-style-name="Standard">
      <style:text-properties officeooo:paragraph-rsid="000d67dd"/>
    </style:style>
    <style:style style:name="P3" style:family="paragraph" style:parent-style-name="Text_20_body">
      <style:text-properties officeooo:paragraph-rsid="000d67dd"/>
    </style:style>
    <style:style style:name="P4" style:family="paragraph" style:list-style-name="L1"/>
    <style:style style:name="P5" style:family="paragraph" style:list-style-name="L2"/>
    <style:style style:name="P6" style:family="paragraph" style:list-style-name="L3"/>
    <style:style style:name="P7" style:family="paragraph" style:list-style-name="L4"/>
    <style:style style:name="T1" style:family="text">
      <style:text-properties fo:font-variant="normal" fo:text-transform="none" fo:color="#555555" style:font-name="Bitter" fo:font-size="9.75pt" fo:letter-spacing="normal" fo:font-style="normal" fo:font-weight="bold"/>
    </style:style>
    <style:style style:name="T2" style:family="text">
      <style:text-properties fo:font-variant="normal" fo:text-transform="none" fo:color="#006699" style:font-name="Monaco" fo:font-style="normal" fo:font-weight="bold" fo:background-color="#ffffff" loext:char-shading-value="0" loext:padding="0cm" loext:border="none"/>
    </style:style>
    <style:style style:name="T3" style:family="text">
      <style:text-properties fo:font-variant="normal" fo:text-transform="none" fo:color="#888888" style:font-name="Monaco" fo:font-style="normal" fo:font-weight="normal" fo:background-color="#ffffff" loext:char-shading-value="0" loext:padding="0cm" loext:border="none"/>
    </style:style>
    <style:style style:name="T4" style:family="text">
      <style:text-properties fo:font-variant="normal" fo:text-transform="none" fo:color="#888888" style:font-name="Monaco" fo:font-style="normal" fo:font-weight="normal" officeooo:rsid="00012563" fo:background-color="#ffffff" loext:char-shading-value="0" loext:padding="0cm" loext:border="none"/>
    </style:style>
    <style:style style:name="T5" style:family="text">
      <style:text-properties fo:font-variant="normal" fo:text-transform="none" fo:color="#888888" style:font-name="Monaco" fo:font-size="9.5pt" fo:font-style="normal" fo:font-weight="normal" fo:background-color="#ffffff" loext:char-shading-value="0" style:font-size-asian="9.5pt" loext:padding="0cm" loext:border="none"/>
    </style:style>
    <style:style style:name="T6" style:family="text">
      <style:text-properties fo:font-variant="normal" fo:text-transform="none" fo:color="#888888" style:font-name="Monaco" fo:font-size="9.5pt" fo:font-style="normal" fo:font-weight="normal" officeooo:rsid="00012563" fo:background-color="#ffffff" loext:char-shading-value="0" style:font-size-asian="9.5pt" loext:padding="0cm" loext:border="none"/>
    </style:style>
    <style:style style:name="T7" style:family="text">
      <style:text-properties fo:font-variant="normal" fo:text-transform="none" fo:color="#000000" style:font-name="Monaco" fo:font-style="normal" fo:font-weight="normal" fo:background-color="#ffffff" loext:char-shading-value="0" loext:padding="0cm" loext:border="none"/>
    </style:style>
    <style:style style:name="T8" style:family="text">
      <style:text-properties fo:font-variant="normal" fo:text-transform="none" fo:color="#000000" style:font-name="Consolas" fo:font-size="9.5pt" fo:letter-spacing="normal" fo:font-style="normal" style:text-underline-style="solid" style:text-underline-width="auto" style:text-underline-color="font-color" fo:font-weight="normal" fo:background-color="transparent" loext:char-shading-value="0" style:font-size-asian="9.5pt"/>
    </style:style>
    <style:style style:name="T9" style:family="text">
      <style:text-properties fo:font-variant="normal" fo:text-transform="none" fo:color="#000000" style:font-name="Consolas" fo:font-size="9.5pt" fo:letter-spacing="normal" fo:font-style="normal" fo:font-weight="normal" fo:background-color="#ffffff" loext:char-shading-value="0" style:font-size-asian="9.5pt"/>
    </style:style>
    <style:style style:name="T10" style:family="text">
      <style:text-properties fo:font-variant="normal" fo:text-transform="none" fo:color="#000000" style:font-name="Consolas1" fo:font-size="9.5pt" fo:letter-spacing="normal" fo:font-style="normal" fo:font-weight="normal" fo:background-color="#ffffff" loext:char-shading-value="0" style:font-size-asian="9.5pt" loext:padding="0cm" loext:border="none"/>
    </style:style>
    <style:style style:name="T11" style:family="text">
      <style:text-properties fo:font-variant="normal" fo:text-transform="none" fo:color="#0000ff" style:font-name="Monaco" fo:font-style="normal" fo:font-weight="normal" fo:background-color="#ffffff" loext:char-shading-value="0" loext:padding="0cm" loext:border="none"/>
    </style:style>
    <style:style style:name="T12" style:family="text">
      <style:text-properties fo:font-variant="normal" fo:text-transform="none" fo:color="#0000ff" style:font-name="Monaco" fo:font-size="9.5pt" fo:font-style="normal" fo:font-weight="normal" fo:background-color="#ffffff" loext:char-shading-value="0" style:font-size-asian="9.5pt" loext:padding="0cm" loext:border="none"/>
    </style:style>
    <style:style style:name="T13" style:family="text">
      <style:text-properties fo:font-variant="normal" fo:text-transform="none" fo:color="#171717" style:font-name="Segoe UI" fo:font-size="12pt" fo:letter-spacing="normal" fo:font-style="normal" fo:font-weight="normal"/>
    </style:style>
    <style:style style:name="T14" style:family="text">
      <style:text-properties fo:font-variant="normal" fo:text-transform="none" fo:color="#171717" style:font-name="Segoe UI" fo:font-size="12pt" fo:letter-spacing="normal" fo:font-style="normal" fo:font-weight="normal" fo:background-color="#ffffff" loext:char-shading-value="0" style:font-size-asian="9.5pt"/>
    </style:style>
    <style:style style:name="T15" style:family="text">
      <style:text-properties fo:font-variant="normal" fo:text-transform="none" fo:color="#171717" style:font-name="Segoe UI" fo:font-size="12pt" fo:letter-spacing="normal" fo:font-style="normal" fo:font-weight="normal" officeooo:rsid="000ac9c4"/>
    </style:style>
    <style:style style:name="T16" style:family="text">
      <style:text-properties fo:font-variant="normal" fo:text-transform="none" fo:color="#171717" style:font-name="Segoe UI" fo:font-size="12pt" fo:letter-spacing="normal" fo:font-style="normal" style:text-underline-style="solid" style:text-underline-width="auto" style:text-underline-color="font-color" fo:font-weight="normal" fo:background-color="transparent" loext:char-shading-value="0"/>
    </style:style>
    <style:style style:name="T17" style:family="text">
      <style:text-properties fo:font-variant="normal" fo:text-transform="none" fo:color="#171717" style:font-name="Segoe UI" fo:font-size="12pt" fo:letter-spacing="normal" fo:font-style="normal" fo:font-weight="bold"/>
    </style:style>
    <style:style style:name="T18" style:family="text">
      <style:text-properties fo:font-variant="normal" fo:text-transform="none" fo:color="#171717" style:font-name="Segoe UI" fo:font-size="12pt" fo:letter-spacing="normal" fo:font-style="normal" fo:font-weight="bold" fo:background-color="#ffffff" loext:char-shading-value="0" style:font-size-asian="9.5pt"/>
    </style:style>
    <style:style style:name="T19" style:family="text">
      <style:text-properties fo:font-variant="normal" fo:text-transform="none" fo:color="#171717" style:font-name="SFMono-Regular" fo:font-size="9.75pt" fo:letter-spacing="normal" fo:font-style="normal" fo:font-weight="normal"/>
    </style:style>
    <style:style style:name="T20" style:family="text">
      <style:text-properties fo:font-variant="normal" fo:text-transform="none" fo:color="#171717" style:font-name="SFMono-Regular" fo:font-size="12pt" fo:letter-spacing="normal" fo:font-style="normal" fo:font-weight="normal" loext:padding="0cm" loext:border="none"/>
    </style:style>
    <style:style style:name="T21" style:family="text">
      <style:text-properties fo:font-variant="normal" fo:text-transform="none" fo:color="#171717" fo:letter-spacing="normal" loext:padding="0cm" loext:border="none"/>
    </style:style>
    <style:style style:name="T22" style:family="text">
      <style:text-properties fo:font-variant="normal" fo:text-transform="none" fo:color="#171717" style:font-name="Consolas" fo:font-size="9.5pt" fo:letter-spacing="normal" fo:background-color="#ffffff" loext:char-shading-value="0" style:font-size-asian="9.5pt"/>
    </style:style>
    <style:style style:name="T23" style:family="text">
      <style:text-properties fo:font-variant="normal" fo:text-transform="none" fo:color="#2b91af" style:font-name="Consolas" fo:font-size="9.5pt" fo:letter-spacing="normal" fo:font-style="normal" fo:font-weight="normal" fo:background-color="#ffffff" loext:char-shading-value="0" style:font-size-asian="9.5pt"/>
    </style:style>
    <style:style style:name="T24" style:family="text">
      <style:text-properties fo:font-variant="normal" fo:text-transform="none" fo:color="#2b91af" style:font-name="Consolas" fo:font-size="9.5pt" fo:letter-spacing="normal" fo:font-style="normal" fo:font-weight="normal" fo:background-color="#ffffff" loext:char-shading-value="0" style:font-size-asian="9.5pt" loext:padding="0cm" loext:border="none"/>
    </style:style>
    <style:style style:name="T25" style:family="text">
      <style:text-properties fo:font-variant="normal" fo:text-transform="none" fo:color="#007d9a" style:font-name="SFMono-Regular" fo:font-size="12pt" fo:letter-spacing="normal" fo:font-style="normal" fo:font-weight="normal" loext:padding="0cm" loext:border="none"/>
    </style:style>
    <style:style style:name="T26" style:family="text">
      <style:text-properties fo:font-variant="normal" fo:text-transform="none" fo:color="#0101fd" style:font-name="SFMono-Regular" fo:font-size="12pt" fo:letter-spacing="normal" fo:font-style="normal" fo:font-weight="normal" loext:padding="0cm" loext:border="none"/>
    </style:style>
    <style:style style:name="T27" style:family="text">
      <style:text-properties fo:font-variant="normal" fo:text-transform="none" fo:color="#a31515" style:font-name="SFMono-Regular" fo:font-size="12pt" fo:letter-spacing="normal" fo:font-style="normal" fo:font-weight="normal" loext:padding="0cm" loext:border="none"/>
    </style:style>
    <style:style style:name="T28" style:family="text">
      <style:text-properties fo:font-variant="normal" fo:text-transform="none" fo:color="#a31515" style:font-name="Consolas1" fo:font-size="9.5pt" fo:font-style="normal" fo:font-weight="normal" officeooo:rsid="00012563" fo:background-color="#ffffff" loext:char-shading-value="0" style:font-size-asian="9.5pt" loext:padding="0cm" loext:border="none"/>
    </style:style>
    <style:style style:name="T29" style:family="text">
      <style:text-properties fo:font-variant="normal" fo:text-transform="none" fo:color="#2e75b6" style:font-name="Consolas" fo:font-size="9.5pt" fo:letter-spacing="normal" fo:font-style="normal" fo:font-weight="normal" fo:background-color="#ffffff" loext:char-shading-value="0" style:font-size-asian="9.5pt" loext:padding="0cm" loext:border="none"/>
    </style:style>
    <style:style style:name="T30" style:family="text">
      <style:text-properties fo:color="#000000" style:font-name="Consolas" fo:font-size="9.5pt" fo:background-color="#ffffff" loext:char-shading-value="0" style:font-size-asian="9.5pt"/>
    </style:style>
    <style:style style:name="T31" style:family="text">
      <style:text-properties fo:color="#000000" style:font-name="Consolas" fo:font-size="9.5pt" style:font-size-asian="9.5pt" fo:background-color="#ffffff"/>
    </style:style>
    <style:style style:name="T32" style:family="text">
      <style:text-properties fo:color="#000000" style:font-name="Consolas1" fo:font-size="9.5pt" fo:background-color="#ffffff" loext:char-shading-value="0" style:font-size-asian="9.5pt" loext:padding="0cm" loext:border="none"/>
    </style:style>
    <style:style style:name="T33" style:family="text">
      <style:text-properties fo:color="#000000" style:font-name="SFMono-Regular" fo:font-size="9.5pt" fo:background-color="#ffffff" loext:char-shading-value="0" style:font-size-asian="9.5pt" loext:padding="0cm" loext:border="none"/>
    </style:style>
    <style:style style:name="T34" style:family="text">
      <style:text-properties fo:color="#0000ff" style:font-name="Consolas" fo:font-size="9.5pt" fo:background-color="#ffffff" loext:char-shading-value="0" style:font-size-asian="9.5pt"/>
    </style:style>
    <style:style style:name="T35" style:family="text">
      <style:text-properties fo:color="#0000ff" style:font-name="Consolas" fo:font-size="9.5pt" style:font-size-asian="9.5pt" fo:background-color="#ffffff"/>
    </style:style>
    <style:style style:name="T36" style:family="text">
      <style:text-properties fo:color="#0101fd" style:font-name="SFMono-Regular" loext:padding="0cm" loext:border="none"/>
    </style:style>
    <style:style style:name="T37" style:family="text">
      <style:text-properties style:font-name="SFMono-Regular" loext:padding="0cm" loext:border="none"/>
    </style:style>
    <style:style style:name="T38" style:family="text">
      <style:text-properties fo:color="#171717" style:font-name="Segoe UI" fo:font-size="12pt" fo:letter-spacing="normal" fo:font-weight="normal" fo:background-color="#ffffff" loext:char-shading-value="0" style:font-size-asian="9.5pt"/>
    </style:style>
    <style:style style:name="T39" style:family="text">
      <style:text-properties fo:color="#007d9a" style:font-name="SFMono-Regular" loext:padding="0cm" loext:border="none"/>
    </style:style>
    <style:style style:name="T40" style:family="text">
      <style:text-properties fo:color="#2e75b6" style:font-name="Consolas" fo:font-size="9.5pt" fo:background-color="#ffffff" loext:char-shading-value="0" style:font-size-asian="9.5pt"/>
    </style:style>
    <style:style style:name="T41" style:family="text">
      <style:text-properties fo:color="#a31515" style:font-name="Consolas" fo:font-size="9.5pt" fo:background-color="#ffffff" loext:char-shading-value="0" style:font-size-asian="9.5pt"/>
    </style:style>
    <style:style style:name="T42" style:family="text">
      <style:text-properties fo:color="#a31515" style:font-name="Consolas" fo:font-size="9.5pt" officeooo:rsid="00033b7d" fo:background-color="#ffffff" loext:char-shading-value="0" style:font-size-asian="9.5pt"/>
    </style:style>
    <style:style style:name="T43" style:family="text">
      <style:text-properties fo:color="#2b91af" style:font-name="Consolas" fo:font-size="9.5pt" fo:background-color="#ffffff" loext:char-shading-value="0" style:font-size-asian="9.5pt"/>
    </style:style>
    <style:style style:name="T44" style:family="text">
      <style:text-properties fo:color="#2b91af" style:font-name="Consolas" fo:font-size="9.5pt" style:font-size-asian="9.5pt" fo:background-color="#ffffff"/>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1.00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5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ornice1" text:anchor-type="page" text:anchor-page-number="1" svg:x="-0.397cm" svg:y="0.132cm" svg:width="69.427cm" draw:z-index="0">
        <draw:text-box fo:min-height="0.053cm">
          <text:p text:style-name="Text_20_body"/>
        </draw:text-box>
      </draw:frame>
      <text:p text:style-name="Text_20_body"><text:span text:style-name="Strong_20_Emphasis">database FileTable</text:span></text:p>
      <text:p text:style-name="Text_20_body">Un nuovo database viene creato in MS SQL Server con Filestreams abilitato. Questa funzione funziona solo con l'autenticazione di Windows. Innanzitutto, se non è già configurato, il livello di accesso a Filestream è impostato su 2.</text:p>
      <text:section text:style-name="Sect1" text:name="highlighter_559007">
        <table:table table:name="Tabella1" table:style-name="Tabella1">
          <table:table-column table:style-name="Tabella1.A"/>
          <table:table-column table:style-name="Tabella1.B"/>
          <table:table-row>
            <table:table-cell table:style-name="Tabella1.A1" office:value-type="string">
              <text:p text:style-name="Table_20_Contents">1</text:p>
              <text:p text:style-name="Table_20_Contents">2</text:p>
              <text:p text:style-name="Table_20_Contents">3</text:p>
            </table:table-cell>
            <table:table-cell table:style-name="Tabella1.A1" office:value-type="string">
              <text:p text:style-name="Table_20_Contents"><text:span text:style-name="Source_20_Text">EXEC</text:span> <text:span text:style-name="Source_20_Text">sp_configure filestream_access_level, 2</text:span></text:p>
              <text:p text:style-name="Table_20_Contents"><text:span text:style-name="Source_20_Text">RECONFIGURE</text:span></text:p>
              <text:p text:style-name="Table_20_Contents"><text:span text:style-name="Source_20_Text">GO</text:span></text:p>
            </table:table-cell>
          </table:table-row>
        </table:table>
        <text:p text:style-name="Text_20_body"/>
      </text:section>
      <text:p text:style-name="Text_20_body">Una volta impostato, crea una nuova directory per salvare i file.</text:p>
      <text:p text:style-name="Text_20_body"/>
      <text:section text:style-name="Sect1" text:name="highlighter_860207">
        <table:table table:name="Tabella2" table:style-name="Tabella2">
          <table:table-column table:style-name="Tabella2.A"/>
          <table:table-column table:style-name="Tabella2.B"/>
          <table:table-row>
            <table:table-cell table:style-name="Tabella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able:table-cell>
            <table:table-cell table:style-name="Tabella2.A1" office:value-type="string">
              <text:p text:style-name="Table_20_Contents"><text:span text:style-name="Source_20_Text">CREATE</text:span> <text:span text:style-name="Source_20_Text">DATABASE</text:span> PhotoCoilsDb</text:p>
              <text:p text:style-name="Table_20_Contents"><text:span text:style-name="Source_20_Text">ON</text:span> <text:span text:style-name="Source_20_Text">PRIMARY</text:span></text:p>
              <text:p text:style-name="Table_20_Contents"><text:span text:style-name="Source_20_Text">(Name</text:span> <text:span text:style-name="Source_20_Text">= PhotoArchiveCoilsDb,</text:span></text:p>
              <text:p text:style-name="Table_20_Contents"><text:span text:style-name="Source_20_Text">FILENAME = 'C:\databases\PhotoArchiveCoilsDb\FTDB.mdf'),</text:span></text:p>
              <text:p text:style-name="Table_20_Contents"><text:span text:style-name="Source_20_Text">FILEGROUP FTFG CONTAINS</text:span> <text:span text:style-name="Source_20_Text">FILESTREAM</text:span></text:p>
              <text:p text:style-name="Table_20_Contents"><text:span text:style-name="Source_20_Text">(NAME</text:span> <text:span text:style-name="Source_20_Text">= PhotoArchiveCoilsDbFS,</text:span></text:p>
              <text:p text:style-name="Table_20_Contents"><text:span text:style-name="Source_20_Text">FILENAME='C:\databases\PhotoArchiveCoilsDb\FS')</text:span></text:p>
              <text:p text:style-name="Table_20_Contents"><text:span text:style-name="Source_20_Text">LOG ON</text:span></text:p>
              <text:p text:style-name="Table_20_Contents"><text:span text:style-name="Source_20_Text">(Name</text:span> <text:span text:style-name="Source_20_Text">= PhotoArchiveCoilsDbLog,</text:span></text:p>
              <text:p text:style-name="Table_20_Contents"><text:span text:style-name="Source_20_Text">FILENAME = 'C:\databases\PhotoArchiveCoilsDb\FTDBLog.ldf')</text:span></text:p>
              <text:p text:style-name="Table_20_Contents"><text:span text:style-name="Source_20_Text">WITH</text:span> <text:span text:style-name="Source_20_Text">FILESTREAM (NON_TRANSACTED_ACCESS = FULL,</text:span></text:p>
              <text:p text:style-name="Table_20_Contents"><text:span text:style-name="Source_20_Text">DIRECTORY_NAME = N'PhotoArchiveCoilsDb');</text:span></text:p>
              <text:p text:style-name="Table_20_Contents"><text:span text:style-name="Source_20_Text">GO</text:span></text:p>
            </table:table-cell>
          </table:table-row>
        </table:table>
        <text:p text:style-name="Text_20_body"/>
      </text:section>
      <text:p text:style-name="Text_20_body">Ora puoi verificare se le impostazioni del tuo database sono ok.</text:p>
      <text:section text:style-name="Sect1" text:name="highlighter_434366">
        <table:table table:name="Tabella3" table:style-name="Tabella3">
          <table:table-column table:style-name="Tabella3.A"/>
          <table:table-column table:style-name="Tabella3.B"/>
          <table:table-row>
            <table:table-cell table:style-name="Tabella3.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ella3.A1" office:value-type="string">
              <text:p text:style-name="Table_20_Contents"><text:span text:style-name="Source_20_Text">SELECT</text:span> <text:span text:style-name="Source_20_Text">DB_NAME(database_id),</text:span></text:p>
              <text:p text:style-name="Table_20_Contents"><text:span text:style-name="Source_20_Text">non_transacted_access,</text:span></text:p>
              <text:p text:style-name="Table_20_Contents"><text:span text:style-name="Source_20_Text">non_transacted_access_desc</text:span></text:p>
              <text:p text:style-name="Table_20_Contents"><text:span text:style-name="Source_20_Text">FROM</text:span> <text:span text:style-name="Source_20_Text">sys.database_filestream_options;</text:span></text:p>
              <text:p text:style-name="Table_20_Contents"><text:span text:style-name="Source_20_Text">GO</text:span></text:p>
            </table:table-cell>
          </table:table-row>
        </table:table>
        <text:p text:style-name="Text_20_body"/>
      </text:section>
      <text:p text:style-name="Text_20_body">Ora crea una tabella per i caricamenti di file:</text:p>
      <text:section text:style-name="Sect1" text:name="highlighter_913374">
        <table:table table:name="Tabella4" table:style-name="Tabella4">
          <table:table-column table:style-name="Tabella4.A"/>
          <table:table-column table:style-name="Tabella4.B"/>
          <table:table-row>
            <table:table-cell table:style-name="Tabella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ella4.A1" office:value-type="string">
              <text:p text:style-name="Table_20_Contents"><text:span text:style-name="Source_20_Text">USE PhotoArchiveCoilsDb</text:span></text:p>
              <text:p text:style-name="Table_20_Contents"><text:span text:style-name="Source_20_Text">GO</text:span></text:p>
              <text:p text:style-name="Table_20_Contents"><text:span text:style-name="Source_20_Text">CREATE TABLE PhotoArchiveCoilsDbUploads AS FileTable</text:span></text:p>
              <text:p text:style-name="Table_20_Contents"><text:span text:style-name="Source_20_Text">WITH</text:span></text:p>
              <text:p text:style-name="Table_20_Contents"><text:span text:style-name="Source_20_Text">(FileTable_Directory ='PhotoArchiveCoilsDb_Dir');</text:span></text:p>
              <text:p text:style-name="Table_20_Contents"><text:span text:style-name="Source_20_Text">GO</text:span></text:p>
            </table:table-cell>
          </table:table-row>
        </table:table>
        <text:p text:style-name="Text_20_body"/>
      </text:section>
      <text:p text:style-name="Text_20_body">I file possono essere salvati, cancellati o aggiornati utilizzando il seguente percorso:</text:p>
      <text:p text:style-name="Text_20_body"><text:soft-page-break/>\\ {yourPCname} \ {} MSSQLServer \ WebApiFileTable \ WebApiUploads_Dir</text:p>
      <text:p text:style-name="Standard"/>
      <text:p text:style-name="Text_20_body">Nella console di Gestione pacchetti eseguire il comando seguente:</text:p>
      <text:p text:style-name="Preformatted_20_Text"><text:span text:style-name="Source_20_Text">Install-Package Microsoft.EntityFrameworkCore.SqlServer</text:span></text:p>
      <text:p text:style-name="Preformatted_20_Text"><text:span text:style-name="Source_20_Text"/></text:p>
      <text:p text:style-name="Text_20_body">Il comando precedente aggiunge il provider EF Core SQL Server. Il pacchetto del provider installa il pacchetto di EF Core come dipendenza.</text:p>
      <text:p text:style-name="Standard"/>
      <text:p text:style-name="Standard"/>
      <text:p text:style-name="Standard"/>
      <text:p text:style-name="Standard"/>
      <text:h text:style-name="Heading_20_2" text:outline-level="2"><text:bookmark text:name="add-a-data-model-class"/>Aggiungere una classe del modello di dati</text:h>
      <text:section text:style-name="Sect2" text:name="tabgroup_CeZOj-G++Q">
        <text:p text:style-name="Text_20_body"><text:s/>cartella <text:span text:style-name="Emphasis">Models</text:span> &gt; <text:span text:style-name="Strong_20_Emphasis">Aggiungi</text:span> &gt; <text:span text:style-name="Strong_20_Emphasis">Classe</text:span>. Denominare il file FileDescription<text:span text:style-name="Emphasis">.cs</text:span>.</text:p>
      </text:section>
      <text:p text:style-name="Text_20_body">Aggiornare il file FileDescription<text:span text:style-name="Emphasis">.cs</text:span> con il codice seguente:</text:p>
      <text:section text:style-name="Sect2" text:name="code-try-0">
        <text:p text:style-name="Text_20_body"/>
      </text:section>
      <text:p text:style-name="Preformatted_20_Text"><text:span text:style-name="Source_20_Text"/></text:p>
      <text:p text:style-name="Standard"><text:span text:style-name="T31"><text:s text:c="4"/></text:span><text:span text:style-name="T35">public</text:span><text:span text:style-name="T31"> </text:span><text:span text:style-name="T35">class</text:span><text:span text:style-name="T31"> </text:span><text:span text:style-name="T44">PhotoArchive</text:span></text:p>
      <text:p text:style-name="Standard"><text:span text:style-name="T31"><text:s text:c="4"/>{</text:span></text:p>
      <text:p text:style-name="Standard"><text:span text:style-name="T31"><text:s text:c="8"/></text:span><text:span text:style-name="T35">public</text:span><text:span text:style-name="T31"> </text:span><text:span text:style-name="T35">int</text:span><text:span text:style-name="T31"> Id { </text:span><text:span text:style-name="T35">get</text:span><text:span text:style-name="T31">; </text:span><text:span text:style-name="T35">set</text:span><text:span text:style-name="T31">; }</text:span></text:p>
      <text:p text:style-name="Standard"><text:span text:style-name="T31"><text:s text:c="8"/></text:span><text:span text:style-name="T35">public</text:span><text:span text:style-name="T31"> </text:span><text:span text:style-name="T35">int</text:span><text:span text:style-name="T31"> Cam { </text:span><text:span text:style-name="T35">get</text:span><text:span text:style-name="T31">; </text:span><text:span text:style-name="T35">set</text:span><text:span text:style-name="T31">; }</text:span></text:p>
      <text:p text:style-name="Standard"><text:span text:style-name="T31"><text:s text:c="8"/></text:span><text:span text:style-name="T35">public</text:span><text:span text:style-name="T31"> </text:span><text:span text:style-name="T35">byte</text:span><text:span text:style-name="T31">[] File { </text:span><text:span text:style-name="T35">get</text:span><text:span text:style-name="T31">; </text:span><text:span text:style-name="T35">set</text:span><text:span text:style-name="T31">; }</text:span></text:p>
      <text:p text:style-name="Standard"><text:span text:style-name="T31"><text:s text:c="8"/></text:span><text:span text:style-name="T35">public</text:span><text:span text:style-name="T31"> </text:span><text:span text:style-name="T35">string</text:span><text:span text:style-name="T31"> Code { </text:span><text:span text:style-name="T35">get</text:span><text:span text:style-name="T31">; </text:span><text:span text:style-name="T35">set</text:span><text:span text:style-name="T31">; }</text:span></text:p>
      <text:p text:style-name="Standard"><text:span text:style-name="T31"><text:s text:c="8"/></text:span><text:span text:style-name="T35">public</text:span><text:span text:style-name="T31"> </text:span><text:span text:style-name="T35">string</text:span><text:span text:style-name="T31"> Parent { </text:span><text:span text:style-name="T35">get</text:span><text:span text:style-name="T31">; </text:span><text:span text:style-name="T35">set</text:span><text:span text:style-name="T31">; }</text:span></text:p>
      <text:p text:style-name="Standard"><text:span text:style-name="T31"><text:s text:c="8"/></text:span><text:span text:style-name="T35">public</text:span><text:span text:style-name="T31"> </text:span><text:span text:style-name="T35">string</text:span><text:span text:style-name="T31"> Description { </text:span><text:span text:style-name="T35">get</text:span><text:span text:style-name="T31">; </text:span><text:span text:style-name="T35">set</text:span><text:span text:style-name="T31">; }</text:span></text:p>
      <text:p text:style-name="Standard"><text:span text:style-name="T31"><text:s text:c="8"/></text:span><text:span text:style-name="T35">public</text:span><text:span text:style-name="T31"> DateTime CreatedTimestamp { </text:span><text:span text:style-name="T35">get</text:span><text:span text:style-name="T31">; </text:span><text:span text:style-name="T35">set</text:span><text:span text:style-name="T31">; }</text:span></text:p>
      <text:p text:style-name="Standard"><text:span text:style-name="T31"><text:s text:c="8"/></text:span><text:span text:style-name="T35">public</text:span><text:span text:style-name="T31"> DateTime UpdatedTimestamp { </text:span><text:span text:style-name="T35">get</text:span><text:span text:style-name="T31">; </text:span><text:span text:style-name="T35">set</text:span><text:span text:style-name="T31">; }</text:span></text:p>
      <text:p text:style-name="Standard"><text:span text:style-name="T31"><text:s text:c="5"/></text:span></text:p>
      <text:p text:style-name="Standard"><text:span text:style-name="T31"><text:s text:c="4"/>}</text:span></text:p>
      <text:p text:style-name="Preformatted_20_Text"><text:span text:style-name="Source_20_Text"/></text:p>
      <text:p text:style-name="Preformatted_20_Text"><text:span text:style-name="Source_20_Text"/></text:p>
      <text:p text:style-name="P3">La classe <text:span text:style-name="Source_20_Text"><text:span text:style-name="T44">PhotoArchive</text:span></text:span> contiene un campo <text:span text:style-name="Source_20_Text">Id</text:span>, richiesto dal database per la chiave primaria.</text:p>
      <text:h text:style-name="P1" text:outline-level="2">Creare una classe di contesto di database</text:h>
      <text:p text:style-name="P3">Una classe di contesto di database è necessaria per coordinare le funzionalità di EF Core (creazione, lettura, aggiornamento, eliminazione) per il modello <text:span text:style-name="Source_20_Text">Movie</text:span>. Il contesto di database viene derivato da <text:a xlink:type="simple" xlink:href="https://docs.microsoft.com/it-it/dotnet/api/microsoft.entityframeworkcore.dbcontext" text:style-name="Internet_20_link" text:visited-style-name="Visited_20_Internet_20_Link">Microsoft.EntityFrameworkCore.DbContext</text:a> e specifica le entità da includere nel modello di dati.</text:p>
      <text:p text:style-name="P3">Creare una cartella <text:span text:style-name="Emphasis">Data</text:span>.</text:p>
      <text:p text:style-name="P3">Aggiungere un file <text:span text:style-name="Emphasis">Data/FileContext.cs</text:span> con il codice seguente:</text:p>
      <text:p text:style-name="P3"/>
      <text:p text:style-name="P2"><text:span text:style-name="Source_20_Text"><text:s text:c="4"/></text:span>public class FileContext : DbContext</text:p>
      <text:p text:style-name="P2"><text:s text:c="4"/>{</text:p>
      <text:p text:style-name="P2"><text:soft-page-break/><text:s text:c="8"/>public FileContext(DbContextOptions&lt;FileContext&gt; options) : base(options)</text:p>
      <text:p text:style-name="P2"><text:s text:c="8"/>{ }</text:p>
      <text:p text:style-name="P2"/>
      <text:p text:style-name="P2"><text:s text:c="8"/>public DbSet&lt;<text:span text:style-name="T44">PhotoArchive</text:span>&gt; <text:span text:style-name="T44">PhotoArchive</text:span>s { get; set; }</text:p>
      <text:p text:style-name="P2"/>
      <text:p text:style-name="P2"><text:s text:c="4"/>}</text:p>
      <text:p text:style-name="P2"><text:span text:style-name="Source_20_Text"/></text:p>
      <text:p text:style-name="P3">Il codice precedente crea una proprietà <text:a xlink:type="simple" xlink:href="https://docs.microsoft.com/it-it/dotnet/api/microsoft.entityframeworkcore.dbset-1" text:style-name="Internet_20_link" text:visited-style-name="Visited_20_Internet_20_Link">DbSet&lt;</text:a><text:a xlink:type="simple" xlink:href="https://docs.microsoft.com/it-it/dotnet/api/microsoft.entityframeworkcore.dbset-1" text:style-name="Internet_20_link" text:visited-style-name="Visited_20_Internet_20_Link">FileDescription</text:a><text:a xlink:type="simple" xlink:href="https://docs.microsoft.com/it-it/dotnet/api/microsoft.entityframeworkcore.dbset-1" text:style-name="Internet_20_link" text:visited-style-name="Visited_20_Internet_20_Link">&gt;</text:a> per il set di entità. Nella terminologia di Entity Framework, un set di entità corrisponde in genere alla tabella di un database. Un'entità corrisponde a una riga nella tabella.</text:p>
      <text:h text:style-name="Heading_20_2" text:outline-level="2"><text:bookmark text:name="register-the-database-context"/>Registrare il contesto del database</text:h>
      <text:p text:style-name="Text_20_body">ASP.NET Core viene compilato con l'<text:a xlink:type="simple" xlink:href="https://docs.microsoft.com/it-it/aspnet/core/fundamentals/dependency-injection?view=aspnetcore-3.0" text:style-name="Internet_20_link" text:visited-style-name="Visited_20_Internet_20_Link">inserimento di dipendenze</text:a>. I servizi, ad esempio il contesto di database di EF Core, devono essere registrati per l'inserimento delle dipendenze durante l'avvio dell'applicazione.</text:p>
      <text:p text:style-name="Text_20_body">Aggiungere il codice evidenziato seguente in <text:span text:style-name="Source_20_Text">Startup.ConfigureServices</text:span>:</text:p>
      <text:section text:style-name="Sect2" text:name="tabgroup_CeZOj-G++Q-2">
        <text:p text:style-name="Preformatted_20_Text"><text:span text:style-name="Source_20_Text"/></text:p>
        <text:p text:style-name="Preformatted_20_Text"><text:span text:style-name="Source_20_Text">using Microsoft.EntityFrameworkCore;</text:span></text:p>
        <text:p text:style-name="Preformatted_20_Text"><text:span text:style-name="Source_20_Text"/></text:p>
        <text:p text:style-name="Preformatted_20_Text"><text:span text:style-name="Source_20_Text">public void ConfigureServices(IServiceCollection services)</text:span></text:p>
        <text:p text:style-name="Preformatted_20_Text"><text:span text:style-name="Source_20_Text">{</text:span></text:p>
        <text:p text:style-name="Preformatted_20_Text"><text:span text:style-name="Source_20_Text"><text:s text:c="4"/>services.AddControllersWithViews();</text:span></text:p>
        <text:p text:style-name="Preformatted_20_Text"/>
        <text:p text:style-name="Preformatted_20_Text"><text:span text:style-name="Source_20_Text"><text:s text:c="4"/>services.AddDbContext&lt;FileContext&gt;(options =&gt;</text:span></text:p>
        <text:p text:style-name="Preformatted_20_Text"><text:span text:style-name="Source_20_Text"><text:s text:c="12"/>options.UseSqlServer(Configuration.GetConnectionString("DefaultConnection")));</text:span></text:p>
        <text:p text:style-name="Preformatted_20_Text"><text:span text:style-name="Source_20_Text">}</text:span></text:p>
      </text:section>
      <text:p text:style-name="Text_20_body">Il nome della stringa di connessione viene passato al contesto chiamando un metodo in un oggetto <text:a xlink:type="simple" xlink:href="https://docs.microsoft.com/it-it/dotnet/api/microsoft.entityframeworkcore.dbcontextoptions" text:style-name="Internet_20_link" text:visited-style-name="Visited_20_Internet_20_Link">DbContextOptions</text:a>. Per lo sviluppo locale, il <text:a xlink:type="simple" xlink:href="https://docs.microsoft.com/it-it/aspnet/core/fundamentals/configuration/index?view=aspnetcore-3.0" text:style-name="Internet_20_link" text:visited-style-name="Visited_20_Internet_20_Link">sistema di configurazione di ASP.NET Core</text:a> legge la stringa di connessione dal file <text:span text:style-name="Emphasis">appsettings.json</text:span>.</text:p>
      <text:p text:style-name="Text_20_body"/>
      <text:p text:style-name="Text_20_body"/>
      <text:p text:style-name="Standard"/>
      <text:p text:style-name="Standard">In appsettings.json aggiungiamo:</text:p>
      <text:p text:style-name="Standard"/>
      <text:p text:style-name="Standard"><text:s text:c="2"/>"ConnectionStrings": {</text:p>
      <text:p text:style-name="Standard"><text:s text:c="4"/>"DefaultConnection": "Data Source=.\\SQLEXPRESS;Initial Catalog=PhotoCoilsDb;Integrated Security=True;Connect Timeout=30;Encrypt=False;TrustServerCertificate=False;ApplicationIntent=ReadWrite;MultiSubnetFailover=False"</text:p>
      <text:p text:style-name="Standard"><text:s text:c="2"/>}</text:p>
      <text:p text:style-name="Standard"/>
      <text:p text:style-name="Standard"/>
      <text:p text:style-name="Standard"/>
      <text:p text:style-name="Standard"><text:soft-page-break/></text:p>
      <text:h text:style-name="Heading_20_2" text:outline-level="2"><text:bookmark text:name="scaffold-movie-pages"/>Eseguire lo scaffolding delle pagine</text:h>
      <text:p text:style-name="Text_20_body">Usare lo strumento di scaffolding per generare le pagine per le operazioni CRUD (creazione, lettura, aggiornamento ed eliminazione) per il modello</text:p>
      <text:p text:style-name="Standard">In <text:span text:style-name="Strong_20_Emphasis">Esplora soluzioni</text:span> fare clic con il pulsante destro del mouse sulla cartella <text:span text:style-name="Emphasis">Controller</text:span> <text:span text:style-name="Strong_20_Emphasis">&gt; Aggiungi &gt; Nuovo elemento di scaffolding</text:span>. </text:p>
      <text:p text:style-name="Standard">Nella finestra di dialogo <text:span text:style-name="Strong_20_Emphasis">Aggiungi scaffolding</text:span> selezionare <text:span text:style-name="Strong_20_Emphasis">Controller MVC con visualizzazioni, che usa Entity Framework</text:span>. </text:p>
      <text:p text:style-name="Text_20_body">Completare la finestra di dialogo <text:span text:style-name="Strong_20_Emphasis">Aggiungi controller</text:span>:</text:p>
      <text:list xml:id="list2032251242" text:style-name="L1">
        <text:list-item>
          <text:p><text:span text:style-name="Strong_20_Emphasis">Classe modello:</text:span> <text:span text:style-name="Emphasis">scegliere modello</text:span></text:p>
        </text:list-item>
        <text:list-item>
          <text:p><text:span text:style-name="Strong_20_Emphasis">Classe del contesto dei dati:</text:span> <text:span text:style-name="Emphasis">scegliere context</text:span></text:p>
        </text:list-item>
      </text:list>
      <text:p text:style-name="Text_20_body"><text:span text:style-name="Emphasis"/></text:p>
      <text:p text:style-name="Text_20_body"><text:span text:style-name="Emphasis"/></text:p>
      <text:p text:style-name="Text_20_body"><text:span text:style-name="Strong_20_Emphasis">Viste:</text:span> mantenere il valore predefinito di ogni opzione selezionata</text:p>
      <text:p text:style-name="Text_20_body"/>
      <text:section text:style-name="Sect2" text:name="tabgroup_CeZOj-G++Q-4">
        <text:list xml:id="list3127279541" text:style-name="L2">
          <text:list-item>
            <text:p><text:span text:style-name="Strong_20_Emphasis">Nome controller:</text:span> mantenere il valore predefinito</text:p>
          </text:list-item>
          <text:list-item>
            <text:p>Selezionare <text:span text:style-name="Strong_20_Emphasis">Aggiungi</text:span></text:p>
          </text:list-item>
        </text:list>
        <text:p text:style-name="Text_20_body">Visual Studio crea:</text:p>
        <text:list xml:id="list2159452422" text:style-name="L3">
          <text:list-item>
            <text:p>Un controller </text:p>
          </text:list-item>
          <text:list-item>
            <text:p>File di vista Razor per le pagine Create (Crea), Delete (Elimina), Details (Dettagli), Edit (Modifica) e Index (Indice)</text:p>
          </text:list-item>
        </text:list>
        <text:p text:style-name="Text_20_body">La creazione automatica di questi file è nota come <text:span text:style-name="Emphasis">scaffolding</text:span>.</text:p>
      </text:section>
      <text:p text:style-name="Text_20_body"><text:span text:style-name="Emphasis">Non è possibile usare ancora le pagine sottoposte a scaffolding perché il database non esiste. Se si esegue l'app, si ottiene un messaggio di errore Impossibile aprire il database o Nessuna tabella</text:span></text:p>
      <text:h text:style-name="Heading_20_2" text:outline-level="2"><text:bookmark text:name="initial-migration"/><text:bookmark text:name="migration"/>Migrazione iniziale</text:h>
      <text:p text:style-name="Text_20_body">Usare la funzionalità <text:a xlink:type="simple" xlink:href="https://docs.microsoft.com/it-it/aspnet/core/data/ef-mvc/migrations?view=aspnetcore-3.0" text:style-name="Internet_20_link" text:visited-style-name="Visited_20_Internet_20_Link">Migrazioni</text:a> di EF Core per creare il database. Migrazioni è un set di strumenti che consentono di creare e aggiornare un database in modo che corrisponda al modello di dati.</text:p>
      <text:section text:style-name="Sect2" text:name="tabgroup_CeZOj-G++Q-5">
        <text:p text:style-name="Text_20_body"/>
        <text:p text:style-name="Text_20_body">Dal menu <text:span text:style-name="Strong_20_Emphasis">Strumenti</text:span> scegliere <text:span text:style-name="Strong_20_Emphasis">Gestione pacchetti NuGet</text:span> &gt; <text:span text:style-name="Strong_20_Emphasis">Console di Gestione pacchetti</text:span>.</text:p>
        <text:p text:style-name="Text_20_body">Nella Console di Gestione pacchetti immettere i comandi seguenti:</text:p>
        <text:section text:style-name="Sect2" text:name="code-try-14">
          <text:p text:style-name="Text_20_body">consoleCopia</text:p>
        </text:section>
        <text:p text:style-name="Preformatted_20_Text"><text:soft-page-break/><text:span text:style-name="Source_20_Text">Add-Migration InitialCreate</text:span></text:p>
        <text:p text:style-name="Preformatted_20_Text"><text:span text:style-name="Source_20_Text">Update-Database</text:span></text:p>
        <text:list xml:id="list1381478542" text:style-name="L4">
          <text:list-item>
            <text:p><text:span text:style-name="Source_20_Text">Add-Migration InitialCreate</text:span>: Genera un file di migrazione <text:span text:style-name="Emphasis">Migrations/{timestamp}_InitialCreate.cs</text:span>. L'argomento <text:span text:style-name="Source_20_Text">InitialCreate</text:span> è il nome della migrazione. È possibile usare qualsiasi nome, ma per convenzione viene selezionato un nome che descrive la migrazione. Trattandosi della prima migrazione, la classe generata contiene il codice per creare lo schema del database. Lo schema del database si basa sul modello specificato nella classe <text:span text:style-name="Source_20_Text">MvcMovieContext</text:span>.</text:p>
          </text:list-item>
          <text:list-item>
            <text:p><text:span text:style-name="Source_20_Text">Update-Database</text:span>: Aggiorna il database alla migrazione più recente, con il comando precedente creato. Il comando esegue il metodo <text:span text:style-name="Source_20_Text">Up</text:span> nel file <text:span text:style-name="Emphasis">Migrations/{time-stamp}_InitialCreate.cs</text:span>, che crea il database.</text:p>
            <text:p/>
          </text:list-item>
        </text:list>
      </text:section>
      <text:p text:style-name="Text_20_body"><text:span text:style-name="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itter" svg:font-family="Bitter, Georgia, 'Times New Roman', Times, serif"/>
    <style:font-face style:name="Consolas1" svg:font-family="Consolas"/>
    <style:font-face style:name="Mangal1" svg:font-family="Mangal"/>
    <style:font-face style:name="Monaco" svg:font-family="Monaco, Consolas, 'Bitstream Vera Sans Mono', 'Courier New', Courier, monospace"/>
    <style:font-face style:name="SFMono-Regular" svg:font-family="SFMono-Regular, Consolas, 'Liberation Mono', Menlo, Courier, monospace"/>
    <style:font-face style:name="Segoe UI" svg:font-family="'Segoe UI', SegoeUI, 'Segoe WP', 'Helvetica Neue', Helvetica, Tahoma, Arial, sans-serif"/>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6.3$Windows_X86_64 LibreOffice_project/5896ab1714085361c45cf540f76f60673dd96a72</meta:generator>
    <dc:date>2019-10-23T13:24:41.083000000</dc:date>
    <meta:editing-duration>PT5H32M12S</meta:editing-duration>
    <meta:editing-cycles>6</meta:editing-cycles>
    <meta:document-statistic meta:table-count="4" meta:image-count="0" meta:object-count="0" meta:page-count="5" meta:paragraph-count="131" meta:word-count="845" meta:character-count="6442" meta:non-whitespace-character-count="5586"/>
  </office:meta>
</office:document-meta>
</file>